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justify" style:justify-single-word="false"/>
      <style:text-properties style:font-name="Trebuchet MS"/>
    </style:style>
    <style:style style:name="P2" style:family="paragraph" style:parent-style-name="Standard">
      <style:paragraph-properties fo:text-align="justify" style:justify-single-word="false"/>
      <style:text-properties style:font-name="Trebuchet M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http://www.viti.es/gnu/licenses/gpl.html</text:p>
      <text:p text:style-name="P1"/>
      <text:p text:style-name="P1">Este es un resumen de la traducción no oficial de la Licencia Pública General GNU (GNU GPL) al español. En los casos en que hemos suprimido textos hemos puesto un signo [...] para dejar constancia.</text:p>
      <text:p text:style-name="P1"/>
      <text:p text:style-name="P1">No fue publicada por la Fundación para el Software Libre, y no establece legalmente los términos de distribución para software que utiliza la GNU GPL—sólamente el texto original en inglés de la GNU GPL hace eso. De todas formas, esperamos que esta traducción ayude a los hispanohablantes a comprender mejor la GNU GPL.</text:p>
      <text:p text:style-name="P1"/>
      <text:p text:style-name="P1">LICENCIA PÚBLICA GENERAL GNU</text:p>
      <text:p text:style-name="P1"/>
      <text:p text:style-name="P1">Versión 3, 29 de junio de 2007</text:p>
      <text:p text:style-name="P1"/>
      <text:p text:style-name="P1">Copyright (C) 2007 Free Software Foundation, Inc. &lt;http://fsf.org/&gt;</text:p>
      <text:p text:style-name="P1"/>
      <text:p text:style-name="P1">Se permite la copia y distribución de copias literales de esta licencia, pero no está permitido modificarla.</text:p>
      <text:p text:style-name="P1"/>
      <text:p text:style-name="P1">Preámbulo</text:p>
      <text:p text:style-name="P1"/>
      <text:p text:style-name="P1">La Licencia Pública General GNU (GNU GPL) es una licencia libre, sin derechos (copyleft) para software y otro tipo de trabajos.</text:p>
      <text:p text:style-name="P1"/>
      <text:p text:style-name="P1">Las licencias para la mayoría del software y otros trabajos prácticos están destinadas a suprimir la libertad de compartir y modificar esos trabajos. Por el contrario, la Licencia Pública General GNU persigue garantizar su libertad para compartir y modificar todas las versiones de un programa--y asegurar que permanecerá como software libre para todos sus usuarios. Nosotros, la Fundación de Software Libre, usamos la Licencia Pública General GNU para la mayoría de nuestro software; y también se aplica a cualquier trabajo realizado de la misma forma por sus autores. Usted también puede aplicarla a sus programas.</text:p>
      <text:p text:style-name="P1"/>
      <text:p text:style-name="P1">Cuando hablamos de software libre, nos referimos a libertad, no a precio. Nuestras Licencias Públicas Generales están destinadas a garantizar la libertad de distribuir copias de software libre (y cobrar por ello si quiere), a recibir el código fuente o poder conseguirlo si así lo desea, a modificar el software o usar parte del mismo en nuevos programas libres, y a saber que puede hacer estas cosas.</text:p>
      <text:p text:style-name="P1"/>
      <text:p text:style-name="P1">Para proteger sus derechos, necesitamos evitar que otros le nieguen esos derechos o le pidan renunciar a ellos. Por lo tanto, usted tiene ciertas responsabilidades cuando distribuye copias del software, o si lo modifica: responsabilidades que persiguen respetar la libertad de otros.</text:p>
      <text:p text:style-name="P1"/>
      <text:p text:style-name="P1">Por ejemplo, si distribuye copias de tales programas, gratuitamente o no, debe transmitir a los destinatarios los mismos derechos que usted recibió. Debe asegurarse que ellos también reciban o puedan conseguir el código fuente. Y debe mostrarles estos términos y condiciones para que conozcan sus derechos.</text:p>
      <text:p text:style-name="P1"/>
      <text:p text:style-name="P1">Los desarrolladores que usen la GPL GNU protegen sus derechos de dos formas: (1) imponen derechos al software, y (2) le ofrecen esta Licencia para que legalmente lo copie, distribuya y/o modifique.</text:p>
      <text:p text:style-name="P1"/>
      <text:p text:style-name="P1">Para proteger a desarrolladores y autores, la GPL expone claramente que no existe garantía alguna para este software libre. Para beneficio de ambos, usuarios y autores, la GPL establece que las <text:soft-page-break/>versiones modificadas deberán estar identificadas como tales, para que cualquier problema no sea atribuido por error a los autores de versiones anteriores.</text:p>
      <text:p text:style-name="P1"/>
      <text:p text:style-name="P1">[...]</text:p>
      <text:p text:style-name="P1"/>
      <text:p text:style-name="P1">Por último, todo programa está constantemente amenazado por las patentes de software. Los estados no deberían permitir que las patentes restrinjan el desarrollo y el uso de software en ordenadores de uso general; pero en aquellos que lo hagan, esperamos evitar el especial peligro que suponen las patentes, que aplicadas a un programa libre puedan hacerlo propietario en la práctica. Para prevenir eso, la GPL establece que las patentes no pueden usarse para convertir un programa en no-libre.</text:p>
      <text:p text:style-name="P1"/>
      <text:p text:style-name="P1">A continuación se exponen los términos y condiciones para la copia, distribución y modificación.</text:p>
      <text:p text:style-name="P1"/>
      <text:p text:style-name="P1">TÉRMINOS Y CONDICIONES</text:p>
      <text:p text:style-name="P1"/>
      <text:p text:style-name="P1">[...]</text:p>
      <text:p text:style-name="P1"/>
      <text:p text:style-name="P1">1. Código Fuente.</text:p>
      <text:p text:style-name="P1"/>
      <text:p text:style-name="P1">El "código fuente" de un trabajo es el formato preferido para realizar modificaciones sobre él. "Código objeto" se refiere a cualquier formato del trabajo que no sea código fuente.</text:p>
      <text:p text:style-name="P1"/>
      <text:p text:style-name="P1">[...]</text:p>
      <text:p text:style-name="P1"/>
      <text:p text:style-name="P1">La "Fuente Correspondiente" de un trabajo en código objeto se refiere a todo código fuente necesario para generar, instalar, y (en el caso de trabajos ejecutables) ejecutar el código objeto y modificar el trabajo, incluyendo guiones que controlen esas actividades. [...]</text:p>
      <text:p text:style-name="P1"/>
      <text:p text:style-name="P1">La Fuente Correspondiente de un trabajo en código fuente es ese mismo trabajo.</text:p>
      <text:p text:style-name="P1"/>
      <text:p text:style-name="P1">2. Permisos Básicos.</text:p>
      <text:p text:style-name="P1"/>
      <text:p text:style-name="P1">Todos los derechos garantizados por esta Licencia se otorgan como copyright del Programa, y se proporcionan de manera irrevocable siempre y cuando se cumplan las condiciones establecidas. Esta Licencia afirma explícitamente su permiso ilimitado para ejecutar el Programa sin modificaciones. [...]</text:p>
      <text:p text:style-name="P1"/>
      <text:p text:style-name="P1">Usted podrá realizar, ejecutar y difundir trabajos amparados que no distribuya, sin condición alguna, siempre y cuando no tenga otra licencia más restrictiva. Podrá distribuir trabajos amparados a terceros con el mero objetivo de que ellos hagan modificaciones exclusivamente para usted, o para que le proporcionen ayuda para ejecutar esos trabajos, siempre que cumpla los términos de esta Licencia distribuyendo todo el material de cuyo copyright no posee el control. [...]</text:p>
      <text:p text:style-name="P1"/>
      <text:p text:style-name="P1">[...]</text:p>
      <text:p text:style-name="P1"/>
      <text:p text:style-name="P1">4. Distribución de copias literales.</text:p>
      <text:p text:style-name="P1"/>
      <text:p text:style-name="P1">Usted podrá distribuir copias literales del código fuente del Programa tal y como lo ha recibido , por cualquier medio, siempre que publique de forma clara y llamativa en cada copia el correspondiente aviso de copyright ; mantenga intactos todos los avisos que establezcan que esta Licencia y cualquier término no-permisivo añadido y acorde con la cláusula 7 son aplicables al código; mantenga intactos todos los avisos de ausencia de garantía; y proporcione a todos los destinatarios una copia de esta <text:soft-page-break/>Licencia junto con el Programa.</text:p>
      <text:p text:style-name="P1"/>
      <text:p text:style-name="P1">Usted podrá cobrar cualquier importe o no cobrar nada por cada copia que distribuya, y podrá ofrecer soporte o protección de garantía mediante un pago.</text:p>
      <text:p text:style-name="P1"/>
      <text:p text:style-name="P1">5. Distribución de Versiones Modificadas de Código.</text:p>
      <text:p text:style-name="P1"/>
      <text:p text:style-name="P1">Usted podrá distribuir un trabajo basado en el Programa como código fuente en virtud de los términos establecidos en la cláusula 4, siempre que cumpla todas las condiciones siguientes:</text:p>
      <text:p text:style-name="P1"/>
      <text:p text:style-name="P1">a) El trabajo debe incluir avisos destacados indicando que usted lo ha modificado y dando una fecha pertinente.</text:p>
      <text:p text:style-name="P1">b) El trabajo debe incluir avisos destacados indicando que está realizado a tenor de lo dispuesto en la presente Licencia y en cualquier otra condición añadida en virtud de la cláusula 7. Este requisito modifica el requisito de "mantener intactos todos los avisos" expuesto en la claúsula 4.</text:p>
      <text:p text:style-name="P1">[...]</text:p>
      <text:p text:style-name="P1"/>
      <text:p text:style-name="P1">6. Distribución de código No-fuente.</text:p>
      <text:p text:style-name="P1"/>
      <text:p text:style-name="P1">Usted podrá distribuir el código objeto de un trabajo amparado en virtud de los términos de las cláusulas 4 y 5, siempre que también distribuya las Fuentes Correspondientes [...]</text:p>
      <text:p text:style-name="P1"/>
      <text:p text:style-name="P1">[...]</text:p>
      <text:p text:style-name="P1"/>
      <text:p text:style-name="P1">Las "Instrucciones de Instalación" para un Producto de Usuario se refieren a cualquier método, procedimiento, clave de autorización, u otro tipo de información necesaria para instalar y ejecutar una versión modificada de un trabajo amparado en ese Producto de Usuario a partir de una versión modificada de las Fuentes Correspondientes. Las instrucciones deben ser suficientes para asegurar el funcionamiento continuo del código objeto modificado sin ningún tipo de condicionamiento o intromisión por el simple hecho de haber sido modificado.</text:p>
      <text:p text:style-name="P1"/>
      <text:p text:style-name="P1">[...]</text:p>
      <text:p text:style-name="P1"/>
      <text:p text:style-name="P1">Las Fuentes Correspondientes distribuidas, y las Instrucciones de Instalación proporcionadas de acuerdo con esta cláusula, deben figurar en un formato documentado públicamente (y con una implementación disponible para el público en código fuente), y no deben necesitar claves de acceso especiales para la descompresión, lectura o copia.</text:p>
      <text:p text:style-name="P1"/>
      <text:p text:style-name="P1">[...]</text:p>
      <text:p text:style-name="P1"/>
      <text:p text:style-name="P1">8. Cancelación.</text:p>
      <text:p text:style-name="P1"/>
      <text:p text:style-name="P1">Usted no podrá distribuir o modificar un trabajo amparado salvo de la forma en la que se ha previsto expresamente en esta Licencia. Cualquier intento diferente de distribución o modificación será considerado nulo, y automáticamente cancelará sus derechos respecto a esta Licencia (incluyendo cualquier patente conseguida según el párrafo tercero de la cláusula 11).</text:p>
      <text:p text:style-name="P1"/>
      <text:p text:style-name="P1">Sin embargo, si deja de violar esta Licencia, entonces su licencia desde el poseedor del copyright correspondiente será restituida [...]</text:p>
      <text:p text:style-name="P1"/>
      <text:p text:style-name="P1">La cancelación de sus derechos según esta cláusula no da por canceladas las licencias de terceros que hayan recibido copias o derechos a través de usted con esta Licencia. [...]</text:p>
      <text:p text:style-name="P1"><text:soft-page-break/></text:p>
      <text:p text:style-name="P1">9. Aceptación no obligatoria por tenencia de copias.</text:p>
      <text:p text:style-name="P1"/>
      <text:p text:style-name="P1">No está obligado a aceptar esta Licencia por recibir o ejecutar una copia del Programa. La distribución de un trabajo amparado surgida simplemente como consecuencia de la transmisión entre usuarios para obtener una copia tampoco requiere aceptación. Sin embargo, únicamente esta Licencia le otorga permiso para distribuir o modificar cualquier trabajo amparado. Estas acciones infringen el copyright si usted no acepta los términos y condiciones de esta Licencia. Por lo tanto, al modificar o distribuir un trabajo amparado, usted indica que acepta la Licencia.</text:p>
      <text:p text:style-name="P1"/>
      <text:p text:style-name="P1">10. Herencia automática de licencia para destinatarios.</text:p>
      <text:p text:style-name="P1"/>
      <text:p text:style-name="P1">Cada vez que distribuya un trabajo amparado, el destinatario recibirá automáticamente una licencia desde los poseedores originales, para ejecutar, modificar y distribuir ese trabajo, al amparo de los términos de esta Licencia. Usted no será responsable de asegurar el cumplimiento por terceros de esta Licencia.</text:p>
      <text:p text:style-name="P1"/>
      <text:p text:style-name="P1">[...]</text:p>
      <text:p text:style-name="P1"/>
      <text:p text:style-name="P1">Usted no podrá imponer restricciones posteriores en el ejercicio de los derechos otorgados o concedidos en virtud de la presente Licencia. Por ejemplo, usted no puede imponer a la licencia pagos, derechos u otros cargos por el ejercicio de los derechos otorgados según esta Licencia; además no podrá iniciar litigios (incluyendo demandas o contrademandas en pleitos) alegando que se infringen patentes por cambiar, usar, vender, ofrecer en venta o importar el Programa, o cualquier parte del mismo.</text:p>
      <text:p text:style-name="P1"/>
      <text:p text:style-name="P1">[...]</text:p>
      <text:p text:style-name="P1"/>
      <text:p text:style-name="P1">12. No condicionamiento de la libertad de terceros.</text:p>
      <text:p text:style-name="P1"/>
      <text:p text:style-name="P1">Si a usted le son impuestas condiciones que contravienen las estipuladas en la presente Licencia (ya sea por orden judicial, acuerdo u otros), no quedará eximido de cumplir las condiciones de esta Licencia. Si usted no puede distribuir un trabajo amparado cumpliendo simultáneamente sus obligaciones con esta Licencia y con cualquier otra pertinente, entonces no podrá distribuirlo de ninguna forma. Por ejemplo, si usted se compromete con términos que le obligan a obtener derechos por la distribución a terceros, la única forma de satisfacer ambos condicionantes y esta Licencia es abstenerse completamente de distribuir el Programa.</text:p>
      <text:p text:style-name="P1"/>
      <text:p text:style-name="P1">[...]</text:p>
      <text:p text:style-name="P1"/>
      <text:p text:style-name="P1">15. Ausencia de Garantía.</text:p>
      <text:p text:style-name="P1"/>
      <text:p text:style-name="P1">EL PROGRAMA NO TIENE GARANTÍA ALGUNA, HASTA LOS LÍMITES PERMITIDOS POR LAS LEYES APLICABLES. SALVO CUANDO SE ESTABLEZCA LO CONTRARIO POR ESCRITO, EL POSEEDOR DEL COPYRIGHT Y/O TERCEROS PROPORCIONARÁN EL PROGRAMA "TAL CUAL" SIN GARANTÍA DE NINGÚN TIPO, YA SEA EXPLÍCITA O IMPLÍCITA, INCLUYENDO, PERO SIN LIMITARSE A, LAS GARANTÍAS IMPLÍCITAS MERCANTILES Y DE APTITUD PARA UN PROPÓSITO DETERMINADO. USTED ASUMIRÁ CUALQUIER RIESGO RELATIVO A LA CALIDAD Y RENDIMIENTO DEL PROGRAMA. SI EL PROGRAMA FUESE DEFECTUOSO, USTED ASUMIRÁ CUALQUIER COSTE DE SERVICIO, REPARACIÓN O CORRECCIÓN.</text:p>
      <text:p text:style-name="P1"/>
      <text:p text:style-name="P1">16. Limitación de Responsabilidad.</text:p>
      <text:p text:style-name="P1"/>
      <text:p text:style-name="P1"><text:soft-page-break/>EN NINGÚN CASO, SALVO REQUERIMIENTO POR LEYES APLICABLES O MEDIANTE ACUERDO POR ESCRITO, PODRÁ UN POSEEDOR DE COPYRIGHT, O UN TERCERO QUE MODIFIQUE O DISTRIBUYA EL PROGRAMA SEGÚN LO INDICADO ANTERIORMENTE, HACERLE A USTED RESPONSABLE DE DAÑO ALGUNO, INCLUYENDO CUALQUIER DAÑO GENERAL, ESPECIAL, OCASIONAL O DERIVADO QUE SURJA DEL USO O LA INCAPACIDAD DE USO DEL PROGRAMA (INCLUYENDO PERO SIN LIMITARSE A LA PÉRDIDA DE DATOS O LA PRESENTACIÓN NO PRECISA DE LOS MISMOS O A PÉRDIDAS SUFRIDAS POR USTED O TERCEROS O AL FALLO DEL PROGRAMA AL INTERACTUAR CON OTROS PROGRAMAS), INCLUSO EN EL CASO DE QUE EL POSEEDOR O UN TERCERO HAYA SIDO ADVERTIDO DE LA POSIBILIDAD DE TALES DAÑOS.</text:p>
      <text:p text:style-name="P1"/>
      <text:p text:style-name="P1">[...]</text:p>
      <text:p text:style-name="P1"/>
      <text:p text:style-name="P1">FIN DE TÉRMINOS Y CONDICIONES</text:p>
      <text:p text:style-name="P1"/>
      <text:p text:style-name="P1">Cómo aplicar estas condiciones a sus nuevos programas</text:p>
      <text:p text:style-name="P1"/>
      <text:p text:style-name="P1">Si usted desarrolla un nuevo programa, y quiere darle al público el mayor uso posible del mismo, la mejor forma de conseguirlo es hacerlo software libre para que cualquiera pueda redistribuirlo y modificarlo bajo estas condiciones.</text:p>
      <text:p text:style-name="P1"/>
      <text:p text:style-name="P1">Para ello, adjunte los siguientes avisos al programa. Es más seguro adjuntarlos al inicio de cada archivo fuente para hacer más explícita la ausencia de garantía; y cada archivo debería tener al menos la línea de "copyright" y un enlace a la versión completa del aviso.</text:p>
      <text:p text:style-name="P1"/>
      <text:p text:style-name="P1"><text:s text:c="4"/>&lt;una línea con el nombre del programa y una breve idea de su objetivo.&gt;</text:p>
      <text:p text:style-name="P1"><text:s text:c="4"/>Copyright (C) &lt;año&gt; <text:s/>&lt;nombre del autor&gt;</text:p>
      <text:p text:style-name="P1"/>
      <text:p text:style-name="P1"><text:s text:c="4"/>Este programa es software libre: usted puede redistribuirlo y/o modificarlo </text:p>
      <text:p text:style-name="P1"><text:s text:c="4"/>bajo los términos de la Licencia Pública General GNU publicada </text:p>
      <text:p text:style-name="P1"><text:s text:c="4"/>por la Fundación para el Software Libre, ya sea la versión 3 </text:p>
      <text:p text:style-name="P1"><text:s text:c="4"/>de la Licencia, o (a su elección) cualquier versión posterior.</text:p>
      <text:p text:style-name="P1"/>
      <text:p text:style-name="P1"><text:s text:c="4"/>Este programa se distribuye con la esperanza de que sea útil, pero </text:p>
      <text:p text:style-name="P1"><text:s text:c="4"/>SIN GARANTÍA ALGUNA; ni siquiera la garantía implícita </text:p>
      <text:p text:style-name="P1"><text:s text:c="4"/>MERCANTIL o de APTITUD PARA UN PROPÓSITO DETERMINADO. </text:p>
      <text:p text:style-name="P1"><text:s text:c="4"/>Consulte los detalles de la Licencia Pública General GNU para obtener </text:p>
      <text:p text:style-name="P1"><text:s text:c="4"/>una información más detallada. </text:p>
      <text:p text:style-name="P1"/>
      <text:p text:style-name="P1"><text:s text:c="4"/>Debería haber recibido una copia de la Licencia Pública General GNU </text:p>
      <text:p text:style-name="P1"><text:s text:c="4"/>junto a este programa. </text:p>
      <text:p text:style-name="P1"><text:s text:c="4"/>En caso contrario, consulte &lt;http://www.gnu.org/licenses/&gt;.</text:p>
      <text:p text:style-name="P1"/>
      <text:p text:style-name="P1">Incluya además información de cómo contactar con usted por correo electrónico y ordinario.</text:p>
      <text:p text:style-name="P1"/>
      <text:p text:style-name="P1">[...]</text:p>
      <text:p text:style-name="P1"/>
      <text:p text:style-name="P1">También debería conseguir que su empresa (si trabaja como programador) o escuela, en su caso, firme una "renuncia de copyright" sobre el programa, si fuese necesario. Para más información a este respecto, y saber cómo aplicar y cumplir la licencia GNU GPL, consulte &lt;http://www.gnu.org/licenses/&gt;.</text:p>
      <text:p text:style-name="P1"/>
      <text:p text:style-name="P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1cm" fo:margin-top="1cm" fo:margin-bottom="1cm" fo:margin-left="1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as </meta:initial-creator>
    <meta:creation-date>2012-12-07T03:32:59</meta:creation-date>
    <dc:date>2012-12-18T03:50:38</dc:date>
    <dc:creator>sas </dc:creator>
    <meta:editing-duration>P0D</meta:editing-duration>
    <meta:editing-cycles>2</meta:editing-cycles>
    <meta:generator>LibreOffice/3.5$Linux_X86_64 LibreOffice_project/350m1$Build-2</meta:generator>
    <meta:document-statistic meta:table-count="0" meta:image-count="0" meta:object-count="0" meta:page-count="5" meta:paragraph-count="85" meta:word-count="2084" meta:character-count="13533" meta:non-whitespace-character-count="11468"/>
  </office:meta>
</office:document-meta>
</file>